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iveau 4 : émotion hope // émotion : courage // Missile de force de Mordenkainen</text:p>
      <text:p text:style-name="Standard">Niveau 5 : manteau de flammes</text:p>
      <text:p text:style-name="Standard">Niveau 6 : antimagic Shell // lich touch // Otiluke's Freezing Sphere // Trollish Fortitude</text:p>
      <text:p text:style-name="Standard">Niveau 7 acid storm</text:p>
      <text:p text:style-name="Standard"/>
      <text:p text:style-name="P1">On oubli. Problème, si sort sous BG2EE ajoutés par mods, ils sont en SPWIYY, alors que si même sorts en IWD ils sont en SPWIXX</text:p>
      <text:p text:style-name="P1"/>
      <text:p text:style-name="P1">D'ailleur les sort de l'interplan ça risque de faire pareil (à non, puisque patché par "current" quand installé ^^)</text:p>
      <text:p text:style-name="P1"/>
      <text:p text:style-name="P1">possible si je prend ses sort dans IWDIFICATION et que je les renomme et donne aux pj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8M41S</meta:editing-duration>
    <meta:editing-cycles>7</meta:editing-cycles>
    <meta:generator>OpenOffice/4.1.7$Win32 OpenOffice.org_project/417m1$Build-9800</meta:generator>
    <dc:date>2023-03-01T18:59:25.34</dc:date>
    <dc:creator>Julien Nio</dc:creator>
    <meta:document-statistic meta:table-count="0" meta:image-count="0" meta:object-count="0" meta:page-count="1" meta:paragraph-count="7" meta:word-count="101" meta:character-count="546"/>
    <meta:user-defined meta:name="Info 1"/>
    <meta:user-defined meta:name="Info 2"/>
    <meta:user-defined meta:name="Info 3"/>
    <meta:user-defined meta:name="Info 4"/>
  </office:meta>
</office:document-meta>
</file>